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f4f02"/>
    </style:style>
    <style:style style:name="P2" style:family="paragraph" style:parent-style-name="Standard">
      <style:text-properties officeooo:rsid="001f4f02" officeooo:paragraph-rsid="001f4f02"/>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T1" style:family="text">
      <style:text-properties officeooo:rsid="001f4f0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ehavioral Modeling:</text:p>
      <text:p text:style-name="P1">Describes how a system behaves and responds to stimuli, events, or inputs. Components: States, transitions, events, behaviors. Representation: State diagrams, sequence diagrams, activity diagrams.It helps illustrate the dynamic aspects of a system, showing how it functions over time and responds to various scenarios.</text:p>
      <text:p text:style-name="Standard"/>
      <text:p text:style-name="Standard">Functional Modeling:</text:p>
      <text:p text:style-name="Standard">Describes what a system does, its functions, and how these functions are related. Use cases, functions, processes, interactions. Use case diagrams, activity diagrams, flowcharts. It defines the primary functions and interactions of the system from the user's perspective and identifies the system's boundaries.</text:p>
      <text:p text:style-name="Standard"/>
      <text:p text:style-name="Standard"><text:s/>Structural Modeling:</text:p>
      <text:p text:style-name="Standard">Describes the static structure of a system, including its components, their attributes, and relationships. Classes, objects, components, modules, interfaces. Class diagrams, object diagrams, component diagrams. It provides insights into the system's architecture, showing its building blocks and how they are organized.</text:p>
      <text:p text:style-name="Standard"/>
      <text:p text:style-name="Standard">whole system:</text:p>
      <text:p text:style-name="Standard"/>
      <text:p text:style-name="Standard">Functional modeling defines what the system is supposed to do. It outlines the system's high-level functions, user interactions, and key use cases. For example, in the case of an ATM, functional modeling would include use cases like "Withdraw Cash," "Deposit Funds," "Check Balance," etc.</text:p>
      <text:p text:style-name="Standard"/>
      <text:p text:style-name="Standard">Structural modeling complements functional modeling by defining what the system is made of. It identifies the classes or objects that represent the system's components and their relationships. For an ATM system, structural modeling would specify classes like "ATM Machine," "User," "Bank Account," and their associations.</text:p>
      <text:p text:style-name="Standard"/>
      <text:p text:style-name="Standard">Behavioral modeling describes how the system behaves when users interact with it or when events occur. It shows the flow of activities, states, and transitions. In the ATM example, behavioral modeling would illustrate how a user interacts with the ATM to perform actions like "Insert Card," "Enter PIN," "Dispense Cash," etc.</text:p>
      <text:p text:style-name="Standard"/>
      <text:p text:style-name="Standard">Use Cases </text:p>
      <text:p text:style-name="Standard"/>
      <text:p text:style-name="Standard">Withdraw Cash: A user can initiate a cash withdrawal from their account.</text:p>
      <text:p text:style-name="Standard">Deposit Funds: A user can deposit money into their account through the ATM.</text:p>
      <text:p text:style-name="Standard">Check Balance: A user can inquire about their account balance.</text:p>
      <text:p text:style-name="Standard">Change PIN: A user can change their ATM PIN for security reasons.</text:p>
      <text:p text:style-name="Standard"><text:span text:style-name="T1">T</text:span>ransfer Funds: A user can transfer funds between accounts (if supported).</text:p>
      <text:p text:style-name="Standard"/>
      <text:p text:style-name="Standard">Objects </text:p>
      <text:p text:style-name="Standard"/>
      <text:p text:style-name="Standard">ATM Machine: Represents the physical ATM device.</text:p>
      <text:p text:style-name="Standard">User: Represents the individual interacting with the ATM.</text:p>
      <text:p text:style-name="Standard">Bank Account: Represents the user's account.</text:p>
      <text:p text:style-name="Standard">Cash: Represents the physical cash available in the ATM.</text:p>
      <text:p text:style-name="P1">Transaction: Represents individual transactions (e.g., withdrawal, deposit).</text:p>
      <text:p text:style-name="P1"><text:soft-page-break/>ATM Screen: Represents the display interface for user interaction.</text:p>
      <text:p text:style-name="Standard">Card Reader: Represents the card insertion and reading mechanism.</text:p>
      <text:p text:style-name="Standard"/>
      <text:p text:style-name="Standard"/>
      <text:p text:style-name="Standard"/>
      <text:p text:style-name="Standard"/>
      <text:p text:style-name="Standard"/>
      <text:list xml:id="list3395638801" text:style-name="L1">
        <text:list-item>
          <text:p text:style-name="P4">Review the use cases that your classmate described. How well did they capture the functionality of an ATM? Is there anything that could be improved? </text:p>
        </text:list-item>
        <text:list-item>
          <text:p text:style-name="P3">Review the objects that your classmate described. Is there anything that could be improved? </text:p>
        </text:list-item>
      </text:list>
      <text:p text:style-name="P1"><text:span text:style-name="T1">```</text:span>Behavioral modeling relates to functional and structural modeling by providing a look into how a systems functions and components interact during different scenarios. Behavioral modeling focuses on the dynamic behavior and interactions within a system, like how components or entities behave over time. Functional modeling focuses on defining a systems functions, services, and operations without specifying how they're implemented. Structural modeling focuses on the systems static structure, finding it's components, their relationships and how they're organized. These modeling techniques work as one to give a comprehensive understanding of a system. </text:p>
      <text:p text:style-name="Text_20_body">If I were to create a functional model for an ATM, some of the use cases for that system would be withdrawal of cash where a user can withdraw a certain amount of money from their account. Depositing funds, a user can deposit money into their accounts with cash or check. Check their balance, users can check their current account balances to know what funds they have available. Change PIN, users can change their PIN numbers for security reasons if needed. Transfer funds, users can move money around to other accounts if needed. The objects needed for an ATM system would be an ATM machine, user accounts, cash dispenser, deposit slot, display screen, keypad, transaction logs, and a network interface that connects to the banks backend system to process transactions. </text:p>
      <text:p text:style-name="P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9:20:15.939228879</meta:creation-date>
    <dc:date>2023-09-29T20:41:23.009892746</dc:date>
    <meta:editing-duration>PT57S</meta:editing-duration>
    <meta:editing-cycles>1</meta:editing-cycles>
    <meta:document-statistic meta:table-count="0" meta:image-count="0" meta:object-count="0" meta:page-count="2" meta:paragraph-count="29" meta:word-count="653" meta:character-count="4409" meta:non-whitespace-character-count="3780"/>
    <meta:generator>LibreOffice/7.3.7.2$Linux_X86_64 LibreOffice_project/30$Build-2</meta:generator>
  </office:meta>
</office:document-meta>
</file>